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781b3"/>
    </style:style>
    <style:style style:name="P2" style:family="paragraph" style:parent-style-name="Standard">
      <style:text-properties officeooo:paragraph-rsid="00081c1f"/>
    </style:style>
    <style:style style:name="P3" style:family="paragraph" style:parent-style-name="Standard">
      <style:text-properties officeooo:paragraph-rsid="00093ec6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654fa" officeooo:paragraph-rsid="000654fa" style:font-weight-asian="bold" style:font-weight-complex="bold"/>
    </style:style>
    <style:style style:name="P5" style:family="paragraph" style:parent-style-name="Table_20_Contents">
      <style:text-properties officeooo:rsid="000781b3" officeooo:paragraph-rsid="000781b3"/>
    </style:style>
    <style:style style:name="T1" style:family="text">
      <style:text-properties officeooo:rsid="000781b3"/>
    </style:style>
    <style:style style:name="T2" style:family="text">
      <style:text-properties officeooo:rsid="00081c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2"/>
        <table:table-row>
          <table:table-cell table:style-name="Tabla1.A1" table:number-columns-spanned="2" office:value-type="string">
            <text:p text:style-name="P4">EXPLICACIÓN JUEGO AHORCADITO</text:p>
          </table:table-cell>
          <table:covered-table-cell/>
        </table:table-row>
        <table:table-row>
          <table:table-cell table:style-name="Tabla1.A2" office:value-type="string">
            <text:p text:style-name="P5">Descripción</text:p>
          </table:table-cell>
          <table:table-cell table:style-name="Tabla1.B2" office:value-type="string">
            <text:p text:style-name="P1">Este código implementa un juego de "Ahorcado" usando <text:span text:style-name="T1">type</text:span>Script. A continuación se explica paso a paso cada sección del código.</text:p>
          </table:table-cell>
        </table:table-row>
        <table:table-row>
          <table:table-cell table:style-name="Tabla1.A2" office:value-type="string">
            <text:p text:style-name="P2">Variables Globales:</text:p>
            <text:p text:style-name="P2"/>
            <text:p text:style-name="P2">1. `const palabras`: Array de palabras posibles para el juego.</text:p>
            <text:p text:style-name="P2">2. `let palabra`: La palabra actual que debe ser adivinada.</text:p>
            <text:p text:style-name="P2">3. `let oculto`: La representación de la palabra con guiones bajos.</text:p>
            <text:p text:style-name="P2">4. `let intentos`: Número de intentos restantes.</text:p>
            <text:p text:style-name="P2">5. `let letrasAdivinadas`: Conjunto de letras que ya han sido adivinadas.</text:p>
            <text:p text:style-name="P2">6. `let nombreJugador`: Nombre del jugador.</text:p>
            <text:p text:style-name="P2">7. `let correoJugador`: Correo del jugador.</text:p>
            <text:p text:style-name="P2">8. `let monedas`: Número de monedas del jugador.</text:p>
          </table:table-cell>
          <table:table-cell table:style-name="Tabla1.B2" office:value-type="string">
            <text:p text:style-name="P2">const palabras = ["python", "javascript", "hangman", "programming", "developer", "algorithm", "function", "variable", "constant"];</text:p>
            <text:p text:style-name="P2">let palabra = "";</text:p>
            <text:p text:style-name="P2">let oculto = "";</text:p>
            <text:p text:style-name="P2">let intentos = 6;</text:p>
            <text:p text:style-name="P2">let letrasAdivinadas = new Set();</text:p>
            <text:p text:style-name="P2">let nombreJugador = "";</text:p>
            <text:p text:style-name="P2">let correoJugador = "";</text:p>
            <text:p text:style-name="P2">let monedas = 5;</text:p>
            <text:p text:style-name="P2"/>
          </table:table-cell>
        </table:table-row>
        <table:table-row>
          <table:table-cell table:style-name="Tabla1.A2" office:value-type="string">
            <text:p text:style-name="P2">Función `iniciarJuego`</text:p>
            <text:p text:style-name="P2"/>
            <text:p text:style-name="P2">1. Obtiene el nombre y correo del jugador desde el formulario.</text:p>
            <text:p text:style-name="P2">2. Verifica que ambos campos estén llenos.</text:p>
            <text:p text:style-name="P2">3. Actualiza la interfaz con el nombre, correo y monedas del jugador.</text:p>
            <text:p text:style-name="P2">4. Llama a `reiniciarJuego` para empezar un nuevo juego.</text:p>
          </table:table-cell>
          <table:table-cell table:style-name="Tabla1.B2" office:value-type="string">
            <text:p text:style-name="P2">function iniciarJuego() {</text:p>
            <text:p text:style-name="P2"><text:s text:c="4"/>nombreJugador = document.getElementById("nombre").value;</text:p>
            <text:p text:style-name="P2"><text:s text:c="4"/>correoJugador = document.getElementById("correo").value;</text:p>
            <text:p text:style-name="P2"><text:s text:c="4"/>if (!nombreJugador || !correoJugador) {</text:p>
            <text:p text:style-name="P2"><text:s text:c="8"/>alert("Por favor, ingresa tu nombre y correo.");</text:p>
            <text:p text:style-name="P2"><text:s text:c="8"/>return;</text:p>
            <text:p text:style-name="P2"><text:s text:c="4"/>}</text:p>
            <text:p text:style-name="P2"><text:s text:c="4"/>document.getElementById("nombre-jugador").innerText = `Nombre: ${nombreJugador}`;</text:p>
            <text:p text:style-name="P2"><text:s text:c="4"/>document.getElementById("correo-jugador").innerText = `Correo: ${correoJugador}`;</text:p>
            <text:p text:style-name="P2"><text:s text:c="4"/>document.getElementById("monedas").innerText = `Monedas: ${monedas}`;</text:p>
            <text:p text:style-name="P2"><text:s text:c="4"/>reiniciarJuego();</text:p>
            <text:p text:style-name="P2">}</text:p>
          </table:table-cell>
        </table:table-row>
        <table:table-row>
          <table:table-cell table:style-name="Tabla1.A2" office:value-type="string">
            <text:p text:style-name="P2">Función `reiniciarJuego`</text:p>
            <text:p text:style-name="P2"/>
            <text:p text:style-name="P2">1. Selecciona una palabra aleatoria del array `palabras`.</text:p>
            <text:p text:style-name="P2">2. Inicializa `oculto` con guiones bajos.</text:p>
            <text:p text:style-name="P2">3. Ajusta el número de intentos.</text:p>
            <text:p text:style-name="P2">4. Limpia las letras adivinadas.</text:p>
            <text:p text:style-name="P2"><text:soft-page-break/>5. Actualiza la interfaz con la palabra oculta y los intentos restantes.</text:p>
            <text:p text:style-name="P2">6. Oculta todas las partes del muñeco y muestra la horca.</text:p>
            <text:p text:style-name="P2">7. Guarda la sesión actual en el almacenamiento local.</text:p>
          </table:table-cell>
          <table:table-cell table:style-name="Tabla1.B2" office:value-type="string">
            <text:p text:style-name="P2">function reiniciarJuego() {</text:p>
            <text:p text:style-name="P2"><text:s text:c="4"/>palabra = palabras[Math.floor(Math.random() * palabras.length)];</text:p>
            <text:p text:style-name="P2"><text:s text:c="4"/>oculto = "_".repeat(palabra.length);</text:p>
            <text:p text:style-name="P2"><text:s text:c="4"/>intentos = palabra.length + 5;</text:p>
            <text:p text:style-name="P2"><text:s text:c="4"/>letrasAdivinadas.clear();</text:p>
            <text:p text:style-name="P2"><text:s text:c="4"/>document.getElementById("letras-<text:soft-page-break/>ocultas").innerText = oculto.split("").join(" ");</text:p>
            <text:p text:style-name="P2"><text:s text:c="4"/>document.getElementById("intentos-restantes").innerText = `Intentos: ${intentos}`;</text:p>
            <text:p text:style-name="P2"><text:s text:c="4"/>document.querySelectorAll(".parte-muneco").forEach(parte =&gt; parte.style.display = "none");</text:p>
            <text:p text:style-name="P2"><text:s text:c="4"/>document.getElementById("horca").style.display = "block"; // Mostrar la horca al inicio</text:p>
            <text:p text:style-name="P2"><text:s text:c="4"/>guardarSesion();</text:p>
            <text:p text:style-name="P2">}</text:p>
          </table:table-cell>
        </table:table-row>
        <table:table-row>
          <table:table-cell table:style-name="Tabla1.A2" office:value-type="string">
            <text:p text:style-name="P2"><text:span text:style-name="T2">F</text:span>unción `verificarLetra`</text:p>
            <text:p text:style-name="Table_20_Contents"/>
            <text:p text:style-name="P2">1. Obtiene la letra ingresada por el usuario.</text:p>
            <text:p text:style-name="P2">2. Verifica si la letra ya fue adivinada o si no se ingresó ninguna letra.</text:p>
            <text:p text:style-name="P2">3. Añade la letra a `letrasAdivinadas`.</text:p>
            <text:p text:style-name="P2">4. Si la letra está en la palabra:</text:p>
            <text:p text:style-name="P2"><text:s text:c="3"/>- Actualiza `oculto` con la letra correcta.</text:p>
            <text:p text:style-name="P2"><text:s text:c="3"/>- Si todas las letras han sido adivinadas, incrementa las monedas y reinicia el juego.</text:p>
            <text:p text:style-name="P2">5. Si la letra no está en la palabra:</text:p>
            <text:p text:style-name="P2"><text:s text:c="3"/>- Decrementa los intentos restantes.</text:p>
            <text:p text:style-name="P2"><text:s text:c="3"/>- Dibuja una parte del muñeco.</text:p>
            <text:p text:style-name="P2"><text:s text:c="3"/>- Si se quedan sin intentos, muestra la palabra y reinicia el juego.</text:p>
            <text:p text:style-name="P2">6. Guarda la sesión actual.</text:p>
          </table:table-cell>
          <table:table-cell table:style-name="Tabla1.B2" office:value-type="string">
            <text:p text:style-name="P2"><text:span text:style-name="T2">f</text:span>unction verificarLetra() {</text:p>
            <text:p text:style-name="P2"><text:s text:c="4"/>const letra = document.getElementById("letra").value.toLowerCase();</text:p>
            <text:p text:style-name="P2"><text:s text:c="4"/>if (letrasAdivinadas.has(letra) || !letra) {</text:p>
            <text:p text:style-name="P2"><text:s text:c="8"/>alert("Ya has adivinado esa letra o no has ingresado ninguna.");</text:p>
            <text:p text:style-name="P2"><text:s text:c="8"/>return;</text:p>
            <text:p text:style-name="P2"><text:s text:c="4"/>}</text:p>
            <text:p text:style-name="P2"><text:s text:c="4"/>letrasAdivinadas.add(letra);</text:p>
            <text:p text:style-name="P2"><text:s text:c="4"/>if (palabra.includes(letra)) {</text:p>
            <text:p text:style-name="P2"><text:s text:c="8"/>let nuevoOculto = "";</text:p>
            <text:p text:style-name="P2"><text:s text:c="8"/>for (let i = 0; i &lt; palabra.length; i++) {</text:p>
            <text:p text:style-name="P2"><text:s text:c="12"/>nuevoOculto += palabra[i] === letra ? letra : oculto[i];</text:p>
            <text:p text:style-name="P2"><text:s text:c="8"/>}</text:p>
            <text:p text:style-name="P2"><text:s text:c="8"/>oculto = nuevoOculto;</text:p>
            <text:p text:style-name="P2"><text:s text:c="8"/>document.getElementById("letras-ocultas").innerText = oculto.split("").join(" ");</text:p>
            <text:p text:style-name="P2"><text:s text:c="8"/>if (!oculto.includes("_")) {</text:p>
            <text:p text:style-name="P2"><text:s text:c="12"/>monedas += 10;</text:p>
            <text:p text:style-name="P2"><text:s text:c="12"/>alert(`¡Felicidades! Has adivinado la palabra '${palabra}'.`);</text:p>
            <text:p text:style-name="P2"><text:s text:c="12"/>reiniciarJuego();</text:p>
            <text:p text:style-name="P2"><text:s text:c="8"/>}</text:p>
            <text:p text:style-name="P2"><text:s text:c="4"/>} else {</text:p>
            <text:p text:style-name="P2"><text:s text:c="8"/>intentos--;</text:p>
            <text:p text:style-name="P2"><text:s text:c="8"/>document.getElementById("intentos-restantes").innerText = `Intentos: ${intentos}`;</text:p>
            <text:p text:style-name="P2"><text:s text:c="8"/>dibujarParteMuneco();</text:p>
            <text:p text:style-name="P2"><text:s text:c="8"/>if (intentos === 0) {</text:p>
            <text:p text:style-name="P2"><text:s text:c="12"/>alert(`Has perdido. La palabra era '${palabra}'.`);</text:p>
            <text:p text:style-name="P2"><text:s text:c="12"/>reiniciarJuego();</text:p>
            <text:p text:style-name="P2"><text:s text:c="8"/>}</text:p>
            <text:p text:style-name="P2"><text:s text:c="4"/>}</text:p>
            <text:p text:style-name="P2"><text:s text:c="4"/>guardarSesion();</text:p>
            <text:p text:style-name="P2"><text:soft-page-break/>}</text:p>
          </table:table-cell>
        </table:table-row>
        <table:table-row>
          <table:table-cell table:style-name="Tabla1.A2" office:value-type="string">
            <text:p text:style-name="P2">Función `dibujarParteMuneco`</text:p>
            <text:p text:style-name="P2"/>
            <text:p text:style-name="P2">1. Define las partes del muñeco.</text:p>
            <text:p text:style-name="P2">2. Calcula cuántos errores se han cometido y qué parte del muñeco debe mostrarse.</text:p>
            <text:p text:style-name="P2">3. Muestra la parte del muñeco correspondiente.</text:p>
          </table:table-cell>
          <table:table-cell table:style-name="Tabla1.B2" office:value-type="string">
            <text:p text:style-name="P2">function dibujarParteMuneco() {</text:p>
            <text:p text:style-name="P2"><text:s text:c="4"/>const partes = ["cabeza", "cuerpo", "brazo-izq", "brazo-der", "pierna-izq", "pierna-der"];</text:p>
            <text:p text:style-name="P2"><text:s text:c="4"/>const erroresPermitidos = palabra.length + 5;</text:p>
            <text:p text:style-name="P2"><text:s text:c="4"/>const partesAMostrar = erroresPermitidos - intentos - 1;</text:p>
            <text:p text:style-name="P2"><text:s text:c="4"/>if (partesAMostrar &gt;= 0 &amp;&amp; partesAMostrar &lt; partes.length) {</text:p>
            <text:p text:style-name="P2"><text:s text:c="8"/>document.getElementById(partes[partesAMostrar]).style.display = "block";</text:p>
            <text:p text:style-name="P2"><text:s text:c="4"/>}</text:p>
            <text:p text:style-name="P2">}</text:p>
          </table:table-cell>
        </table:table-row>
        <table:table-row>
          <table:table-cell table:style-name="Tabla1.A2" office:value-type="string">
            <text:p text:style-name="P3">Función `guardarSesion`</text:p>
            <text:p text:style-name="P3"/>
            <text:p text:style-name="P3">1. Crea un objeto `sesion` con el estado actual del juego.</text:p>
            <text:p text:style-name="P3">2. Guarda este objeto en `localStorage`.</text:p>
          </table:table-cell>
          <table:table-cell table:style-name="Tabla1.B2" office:value-type="string">
            <text:p text:style-name="P3">function guardarSesion() {</text:p>
            <text:p text:style-name="P3"><text:s text:c="4"/>const sesion = {</text:p>
            <text:p text:style-name="P3"><text:s text:c="8"/>nombreJugador,</text:p>
            <text:p text:style-name="P3"><text:s text:c="8"/>correoJugador,</text:p>
            <text:p text:style-name="P3"><text:s text:c="8"/>monedas,</text:p>
            <text:p text:style-name="P3"><text:s text:c="8"/>palabra,</text:p>
            <text:p text:style-name="P3"><text:s text:c="8"/>oculto,</text:p>
            <text:p text:style-name="P3"><text:s text:c="8"/>intentos,</text:p>
            <text:p text:style-name="P3"><text:s text:c="8"/>letrasAdivinadas: Array.from(letrasAdivinadas)</text:p>
            <text:p text:style-name="P3"><text:s text:c="4"/>};</text:p>
            <text:p text:style-name="P3"><text:s text:c="4"/>localStorage.setItem("ahorcado_sesion", JSON.stringify(sesion));</text:p>
            <text:p text:style-name="P3">}</text:p>
          </table:table-cell>
        </table:table-row>
        <table:table-row>
          <table:table-cell table:style-name="Tabla1.A2" office:value-type="string">
            <text:p text:style-name="P3">Función `cargarSesion`</text:p>
            <text:p text:style-name="P3"/>
            <text:p text:style-name="P3">1. Carga la sesión del almacenamiento local.</text:p>
            <text:p text:style-name="P3">2. Si hay una sesión guardada, restablece el estado del juego con los valores guardados.</text:p>
            <text:p text:style-name="P3">3. Actualiza la interfaz con los valores cargados.</text:p>
          </table:table-cell>
          <table:table-cell table:style-name="Tabla1.B2" office:value-type="string">
            <text:p text:style-name="P3">function cargarSesion() {</text:p>
            <text:p text:style-name="P3"><text:s text:c="4"/>const sesion = JSON.parse(localStorage.getItem("ahorcado_sesion"));</text:p>
            <text:p text:style-name="P3"><text:s text:c="4"/>if (sesion) {</text:p>
            <text:p text:style-name="P3"><text:s text:c="8"/>nombreJugador = sesion.nombreJugador;</text:p>
            <text:p text:style-name="P3"><text:s text:c="8"/>correoJugador = sesion.correoJugador;</text:p>
            <text:p text:style-name="P3"><text:s text:c="8"/>monedas = sesion.monedas;</text:p>
            <text:p text:style-name="P3"><text:s text:c="8"/>palabra = sesion.palabra;</text:p>
            <text:p text:style-name="P3"><text:s text:c="8"/>oculto = sesion.oculto;</text:p>
            <text:p text:style-name="P3"><text:s text:c="8"/>intentos = sesion.intentos;</text:p>
            <text:p text:style-name="P3"><text:s text:c="8"/>letrasAdivinadas = new Set(sesion.letrasAdivinadas);</text:p>
            <text:p text:style-name="P3"><text:s text:c="8"/>document.getElementById("nombre-jugador").innerText = `Nombre: ${nombreJugador}`;</text:p>
            <text:p text:style-name="P3"><text:s text:c="8"/>document.getElementById("correo-jugador").innerText = `Correo: ${correoJugador}`;</text:p>
            <text:p text:style-name="P3"><text:soft-page-break/><text:s text:c="8"/>document.getElementById("monedas").innerText = `Monedas: ${monedas}`;</text:p>
            <text:p text:style-name="P3"><text:s text:c="8"/>document.getElementById("letras-ocultas").innerText = oculto.split("").join(" ");</text:p>
            <text:p text:style-name="P3"><text:s text:c="8"/>document.getElementById("intentos-restantes").innerText = `Intentos: ${intentos}`;</text:p>
            <text:p text:style-name="P3"><text:s text:c="8"/>document.querySelectorAll(".parte-muneco").forEach(parte =&gt; parte.style.display = "none");</text:p>
            <text:p text:style-name="P3"><text:s text:c="8"/>document.getElementById("horca").style.display = "block"; // Mostrar la horca al cargar la sesión</text:p>
            <text:p text:style-name="P3"><text:s text:c="8"/>const partesAMostrar = palabra.length + 3 - intentos;</text:p>
            <text:p text:style-name="P3"><text:s text:c="8"/>for (let i = 0; i &lt; partesAMostrar &amp;&amp; i &lt; partes.length; i++) {</text:p>
            <text:p text:style-name="P3"><text:s text:c="12"/>document.getElementById(partes[i]).style.display = "block";</text:p>
            <text:p text:style-name="P3"><text:s text:c="8"/>}</text:p>
            <text:p text:style-name="P3"><text:s text:c="4"/>}</text:p>
            <text:p text:style-name="P3">}</text:p>
          </table:table-cell>
        </table:table-row>
        <table:table-row>
          <table:table-cell table:style-name="Tabla1.A2" office:value-type="string">
            <text:p text:style-name="P3">Inicialización al Cargar la Página</text:p>
            <text:p text:style-name="P3"/>
            <text:p text:style-name="P3">1. Al cargar la página, intenta cargar la sesión guardada.</text:p>
          </table:table-cell>
          <table:table-cell table:style-name="Tabla1.B2" office:value-type="string">
            <text:p text:style-name="P3">window.onload = cargarSesion;</text:p>
          </table:table-cell>
        </table:table-row>
      </table:table>
      <text:p text:style-name="Standard"/>
      <text:p text:style-name="Standard"/>
      <text:p text:style-name="Standard">En un proyecto web típico que utiliza HTML, CSS y JavaScript, cada uno tiene roles y límites específicos:</text:p>
      <text:p text:style-name="Standard"/>
      <text:p text:style-name="Standard">1. **HTML (HyperText Markup Language)**:</text:p>
      <text:p text:style-name="Standard"><text:s text:c="3"/>- **Función**: Define la estructura y el contenido semántico de una página web.</text:p>
      <text:p text:style-name="Standard"><text:s text:c="3"/>- **Límites**: Se centra en la organización de elementos como texto, imágenes, formularios, vídeos, etc. Es estático y define la estructura básica de la página.</text:p>
      <text:p text:style-name="Standard"/>
      <text:p text:style-name="Standard">2. **CSS (Cascading Style Sheets)**:</text:p>
      <text:p text:style-name="Standard"><text:s text:c="3"/>- **Función**: Define la presentación y el estilo visual de los elementos HTML.</text:p>
      <text:p text:style-name="Standard"><text:s text:c="3"/>- **Límites**: Controla aspectos como colores, fuentes, márgenes, posicionamiento y diseño general de la página. Es estático en su aplicación, aunque puede tener cierta interactividad con pseudo-clases y animaciones.</text:p>
      <text:p text:style-name="Standard"/>
      <text:p text:style-name="Standard">3. **JavaScript**:</text:p>
      <text:p text:style-name="Standard"><text:s text:c="3"/>- **Función**: Permite la interactividad y el comportamiento dinámico de la página web.</text:p>
      <text:p text:style-name="Standard"><text:s text:c="3"/>- **Límites**: Proporciona funcionalidad interactiva, como validación de formularios, efectos visuales dinámicos, manipulación del DOM (Document Object Model), llamadas a API, animaciones <text:soft-page-break/>avanzadas y lógica de negocio. Es dinámico y permite modificar el contenido y el estilo de la página en tiempo real.</text:p>
      <text:p text:style-name="Standard"/>
      <text:p text:style-name="Standard">### Ejemplos de Límites y Funciones:</text:p>
      <text:p text:style-name="Standard"/>
      <text:p text:style-name="Standard">- **HTML**: Define la estructura de una página, como `&lt;div&gt;`, `&lt;p&gt;`, `&lt;form&gt;`, etc. No puede controlar el diseño específico de cómo se muestran estos elementos (esto es responsabilidad de CSS).</text:p>
      <text:p text:style-name="Standard"/>
      <text:p text:style-name="Standard">- **CSS**: Define estilos visuales como colores, márgenes, bordes, tamaños de fuente, disposición de elementos (flexbox, grid), pero no puede manejar lógica de programación ni interacción directa con el usuario.</text:p>
      <text:p text:style-name="Standard"/>
      <text:p text:style-name="Standard">- **JavaScript**: Puede detectar eventos del usuario (clics, teclas presionadas), modificar el DOM para cambiar contenido y estilos (mediante `document.getElementById`, `element.style`), realizar cálculos, interactuar con APIs externas y proporcionar una experiencia dinámica y personalizada.</text:p>
      <text:p text:style-name="Standard"/>
      <text:p text:style-name="Standard">En resumen, HTML proporciona la estructura, CSS controla la presentación visual y JavaScript agrega interactividad y funcionalidad dinámica a una página web. La separación de estas responsabilidades ayuda a mantener un código más organizado, mantenible y escalable en proyectos web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9T15:23:44.734000000</meta:creation-date>
    <dc:date>2024-06-29T19:03:07.026000000</dc:date>
    <meta:editing-duration>PT3H39M21S</meta:editing-duration>
    <meta:editing-cycles>5</meta:editing-cycles>
    <meta:generator>LibreOffice/7.6.4.1$Windows_X86_64 LibreOffice_project/e19e193f88cd6c0525a17fb7a176ed8e6a3e2aa1</meta:generator>
    <meta:document-statistic meta:table-count="1" meta:image-count="0" meta:object-count="0" meta:page-count="5" meta:paragraph-count="170" meta:word-count="1071" meta:character-count="8950" meta:non-whitespace-character-count="7461"/>
  </office:meta>
</office:document-meta>
</file>